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1.9882in"/>
    </style:style>
    <style:style style:name="co6" style:family="table-column">
      <style:table-column-properties fo:break-before="auto" style:column-width="1.7654in"/>
    </style:style>
    <style:style style:name="co7" style:family="table-column">
      <style:table-column-properties fo:break-before="auto" style:column-width="1.5035in"/>
    </style:style>
    <style:style style:name="co8" style:family="table-column">
      <style:table-column-properties fo:break-before="auto" style:column-width="2.3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228in"/>
    </style:style>
    <style:style style:name="co11" style:family="table-column">
      <style:table-column-properties fo:break-before="auto" style:column-width="1.2598in"/>
    </style:style>
    <style:style style:name="co12" style:family="table-column">
      <style:table-column-properties fo:break-before="auto" style:column-width="1.0445in"/>
    </style:style>
    <style:style style:name="co13" style:family="table-column">
      <style:table-column-properties fo:break-before="auto" style:column-width="1.3736in"/>
    </style:style>
    <style:style style:name="co14" style:family="table-column">
      <style:table-column-properties fo:break-before="auto" style:column-width="1.322in"/>
    </style:style>
    <style:style style:name="co15" style:family="table-column">
      <style:table-column-properties fo:break-before="auto" style:column-width="1.68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634in" svg:height="7.2189in" svg:x="1.2776in" svg:y="1.9913in">
            <draw:object draw:notify-on-update-of-ranges="Sheet1.B2:Sheet1.B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7634in" svg:height="7.2189in" svg:x="15.3146in" svg:y="2.0161in">
            <draw:object draw:notify-on-update-of-ranges="Sheet1.B2:Sheet1.B11 Sheet1.H1:Sheet1.H1 Sheet1.H2:Sheet1.H11 Sheet1.F1:Sheet1.F1 Sheet1.F2:Sheet1.F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Experiment Six</text:p>
          </table:table-cell>
          <table:table-cell/>
          <table:table-cell office:value-type="string">
            <text:p>Experiment F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">
            <text:p>0</text:p>
          </table:table-cell>
          <table:table-cell office:value-type="float" office:value="41.6534">
            <text:p>41.6534</text:p>
          </table:table-cell>
          <table:table-cell/>
          <table:table-cell office:value-type="float" office:value="36.148">
            <text:p>36.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">
            <text:p>0</text:p>
          </table:table-cell>
          <table:table-cell office:value-type="float" office:value="42.5316">
            <text:p>42.5316</text:p>
          </table:table-cell>
          <table:table-cell/>
          <table:table-cell office:value-type="float" office:value="42.5948">
            <text:p>42.59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">
            <text:p>0</text:p>
          </table:table-cell>
          <table:table-cell office:value-type="float" office:value="38.1106">
            <text:p>38.1106</text:p>
          </table:table-cell>
          <table:table-cell/>
          <table:table-cell office:value-type="float" office:value="46.941">
            <text:p>46.9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">
            <text:p>0</text:p>
          </table:table-cell>
          <table:table-cell office:value-type="float" office:value="37.172">
            <text:p>37.172</text:p>
          </table:table-cell>
          <table:table-cell/>
          <table:table-cell office:value-type="float" office:value="36.8018">
            <text:p>36.8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">
            <text:p>0</text:p>
          </table:table-cell>
          <table:table-cell office:value-type="float" office:value="44.1624">
            <text:p>44.1624</text:p>
          </table:table-cell>
          <table:table-cell/>
          <table:table-cell office:value-type="float" office:value="36.6102">
            <text:p>36.61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">
            <text:p>0</text:p>
          </table:table-cell>
          <table:table-cell office:value-type="float" office:value="41.5558">
            <text:p>41.5558</text:p>
          </table:table-cell>
          <table:table-cell/>
          <table:table-cell office:value-type="float" office:value="28.8852">
            <text:p>28.8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">
            <text:p>0</text:p>
          </table:table-cell>
          <table:table-cell office:value-type="float" office:value="42.8508">
            <text:p>42.8508</text:p>
          </table:table-cell>
          <table:table-cell/>
          <table:table-cell office:value-type="float" office:value="40.1392">
            <text:p>40.13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">
            <text:p>0</text:p>
          </table:table-cell>
          <table:table-cell office:value-type="float" office:value="33.5304">
            <text:p>33.5304</text:p>
          </table:table-cell>
          <table:table-cell/>
          <table:table-cell office:value-type="float" office:value="31.5348">
            <text:p>31.53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">
            <text:p>0</text:p>
          </table:table-cell>
          <table:table-cell office:value-type="float" office:value="41.678">
            <text:p>41.678</text:p>
          </table:table-cell>
          <table:table-cell/>
          <table:table-cell office:value-type="float" office:value="41.9772">
            <text:p>41.97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">
            <text:p>0</text:p>
          </table:table-cell>
          <table:table-cell office:value-type="float" office:value="36.9078">
            <text:p>36.9078</text:p>
          </table:table-cell>
          <table:table-cell/>
          <table:table-cell office:value-type="float" office:value="37.4804">
            <text:p>37.4804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_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6534">
            <text:p>41.6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2.5316">
            <text:p>42.5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8.1106">
            <text:p>38.11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7.172">
            <text:p>37.1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4.1624">
            <text:p>44.16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5558">
            <text:p>41.55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2.8508">
            <text:p>42.85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3.5304">
            <text:p>33.53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678">
            <text:p>41.6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6.9078">
            <text:p>36.9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19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24:59</dc:date>
    <dc:creator>Lettier </dc:creator>
    <meta:generator>LibreOffice/4.0.2.2$Linux_X86_64 LibreOffice_project/4c82dcdd6efcd48b1d8bba66bfe1989deee49c3</meta:generator>
    <meta:editing-duration>PT8M12S</meta:editing-duration>
    <meta:editing-cycles>4</meta:editing-cycles>
    <meta:document-statistic meta:table-count="2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96cm" svg:height="18.337cm" xlink:href=".." xlink:type="simple" chart:class="chart:line" chart:style-name="ch1">
        <chart:title svg:x="14.352cm" svg:y="0.5cm" chart:style-name="ch2">
          <text:p>SimPL</text:p>
        </chart:title>
        <chart:subtitle svg:x="5.02cm" svg:y="1.99cm" chart:style-name="ch3">
          <text:p>Average ball-in-play time of five rounds per every 10th generation top performer.</text:p>
        </chart:subtitle>
        <chart:legend svg:x="27.402cm" svg:y="7.689cm" style:legend-expansion="custom" chartooo:width="6.737cm" chartooo:height="1.992cm" style:legend-expansion-aspect-ratio="3.3820281124498" chart:style-name="ch4"/>
        <chart:plot-area chart:style-name="ch5" table:cell-range-address="Sheet1.B2:Sheet1.B11 Sheet1.F1:Sheet1.F11" chart:data-source-has-labels="both" svg:x="1.975cm" svg:y="3.061cm" svg:width="25.836cm" svg:height="13.921cm">
          <chartooo:coordinate-region svg:x="3.073cm" svg:y="3.26cm" svg:width="24.551cm" svg:height="13.075cm"/>
          <chart:axis chart:dimension="x" chart:name="primary-x" chart:style-name="ch6" chartooo:axis-type="auto">
            <chartooo:date-scale/>
            <chart:title svg:x="13.838cm" svg:y="16.98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299cm" svg:y="14.857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41.6534">
                <text:p>41.653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316">
                <text:p>42.53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.1106">
                <text:p>38.11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.172">
                <text:p>37.1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4.1624">
                <text:p>44.16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1.5558">
                <text:p>41.555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2.8508">
                <text:p>42.85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.5304">
                <text:p>33.53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6.9078">
                <text:p>36.9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96cm" svg:height="18.337cm" xlink:href=".." xlink:type="simple" chart:class="chart:line" chart:style-name="ch1">
        <chart:title svg:x="14.352cm" svg:y="0.5cm" chart:style-name="ch2">
          <text:p>SimPL</text:p>
        </chart:title>
        <chart:subtitle svg:x="5.02cm" svg:y="1.99cm" chart:style-name="ch3">
          <text:p>Average ball-in-play time of five rounds per every 10th generation top performer.</text:p>
        </chart:subtitle>
        <chart:legend svg:x="27.402cm" svg:y="7.689cm" style:legend-expansion="custom" chartooo:width="6.737cm" chartooo:height="1.992cm" style:legend-expansion-aspect-ratio="3.3820281124498" chart:style-name="ch4"/>
        <chart:plot-area chart:style-name="ch5" table:cell-range-address="Sheet1.B2:Sheet1.B11 Sheet1.F1:Sheet1.F11" chart:data-source-has-labels="both" svg:x="1.975cm" svg:y="3.061cm" svg:width="25.836cm" svg:height="13.921cm">
          <chartooo:coordinate-region svg:x="3.073cm" svg:y="3.26cm" svg:width="24.551cm" svg:height="13.075cm"/>
          <chart:axis chart:dimension="x" chart:name="primary-x" chart:style-name="ch6" chartooo:axis-type="auto">
            <chartooo:date-scale/>
            <chart:title svg:x="13.838cm" svg:y="16.98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299cm" svg:y="14.856cm" chart:style-name="ch10">
              <text:p>Average Ball-in-play Time (Seconds)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41.6534">
                <text:p>41.653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316">
                <text:p>42.53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.1106">
                <text:p>38.11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.172">
                <text:p>37.1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4.1624">
                <text:p>44.16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1.5558">
                <text:p>41.555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2.8508">
                <text:p>42.85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.5304">
                <text:p>33.53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6.9078">
                <text:p>36.9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4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6cm" svg:height="18.337cm" xlink:href=".." xlink:type="simple" chart:class="chart:line" chart:column-mapping="1 0" chart:style-name="ch1">
        <chart:title svg:x="12.797cm" svg:y="0.5cm" chart:style-name="ch2">
          <text:p>SimPL</text:p>
        </chart:title>
        <chart:subtitle svg:x="3.354cm" svg:y="1.992cm" chart:style-name="ch3">
          <text:p>Average ball-in-play time of five rounds per every 10th generation top performer.</text:p>
        </chart:subtitle>
        <chart:legend svg:x="25.735cm" svg:y="7.725cm" style:legend-expansion="custom" chartooo:width="6.737cm" chartooo:height="2.651cm" style:legend-expansion-aspect-ratio="2.54130516786118" chart:style-name="ch4"/>
        <chart:plot-area chart:style-name="ch5" table:cell-range-address="Sheet1.B2:Sheet1.B11 Sheet1.H1:Sheet1.H11 Sheet1.F1:Sheet1.F11" chart:data-source-has-labels="both" svg:x="1.65cm" svg:y="3.061cm" svg:width="23.823cm" svg:height="13.924cm">
          <chartooo:coordinate-region svg:x="2.748cm" svg:y="3.261cm" svg:width="22.539cm" svg:height="13.077cm"/>
          <chart:axis chart:dimension="x" chart:name="primary-x" chart:style-name="ch6" chartooo:axis-type="auto">
            <chartooo:date-scale/>
            <chart:title svg:x="12.154cm" svg:y="16.98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299cm" svg:y="14.854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H2:Sheet1.H11" chart:label-cell-address="Sheet1.H1:Sheet1.H1" chart:class="chart:line">
            <chart:data-point chart:repeated="10"/>
          </chart:series>
          <chart:series chart:style-name="ch12" chart:values-cell-range-address="Sheet1.F2:Sheet1.F11" chart:label-cell-address="Sheet1.F1:Sheet1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H1:Sheet1.H1</svg:desc>
                </draw:g>
              </table:table-cell>
              <table:table-cell office:value-type="string">
                <text:p>Experiment Six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6.148">
                <text:p>36.148</text:p>
                <draw:g>
                  <svg:desc>Sheet1.H2:Sheet1.H11</svg:desc>
                </draw:g>
              </table:table-cell>
              <table:table-cell office:value-type="float" office:value="41.6534">
                <text:p>41.653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948">
                <text:p>42.5948</text:p>
              </table:table-cell>
              <table:table-cell office:value-type="float" office:value="42.5316">
                <text:p>42.53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6.941">
                <text:p>46.941</text:p>
              </table:table-cell>
              <table:table-cell office:value-type="float" office:value="38.1106">
                <text:p>38.11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.8018">
                <text:p>36.8018</text:p>
              </table:table-cell>
              <table:table-cell office:value-type="float" office:value="37.172">
                <text:p>37.1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.6102">
                <text:p>36.6102</text:p>
              </table:table-cell>
              <table:table-cell office:value-type="float" office:value="44.1624">
                <text:p>44.16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.8852">
                <text:p>28.8852</text:p>
              </table:table-cell>
              <table:table-cell office:value-type="float" office:value="41.5558">
                <text:p>41.555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.1392">
                <text:p>40.1392</text:p>
              </table:table-cell>
              <table:table-cell office:value-type="float" office:value="42.8508">
                <text:p>42.85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1.5348">
                <text:p>31.5348</text:p>
              </table:table-cell>
              <table:table-cell office:value-type="float" office:value="33.5304">
                <text:p>33.53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9772">
                <text:p>41.9772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7.4804">
                <text:p>37.4804</text:p>
              </table:table-cell>
              <table:table-cell office:value-type="float" office:value="36.9078">
                <text:p>36.90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4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6cm" svg:height="18.337cm" xlink:href=".." xlink:type="simple" chart:class="chart:line" chart:column-mapping="1 0" chart:style-name="ch1">
        <chart:title svg:x="12.797cm" svg:y="0.5cm" chart:style-name="ch2">
          <text:p>SimPL</text:p>
        </chart:title>
        <chart:subtitle svg:x="3.354cm" svg:y="1.992cm" chart:style-name="ch3">
          <text:p>Average ball-in-play time of five rounds per every 10th generation top performer.</text:p>
        </chart:subtitle>
        <chart:legend svg:x="25.735cm" svg:y="7.725cm" style:legend-expansion="custom" chartooo:width="6.737cm" chartooo:height="2.651cm" style:legend-expansion-aspect-ratio="2.54130516786118" chart:style-name="ch4"/>
        <chart:plot-area chart:style-name="ch5" table:cell-range-address="Sheet1.B2:Sheet1.B11 Sheet1.H1:Sheet1.H11 Sheet1.F1:Sheet1.F11" chart:data-source-has-labels="both" svg:x="1.65cm" svg:y="3.061cm" svg:width="23.823cm" svg:height="13.924cm">
          <chartooo:coordinate-region svg:x="2.748cm" svg:y="3.261cm" svg:width="22.539cm" svg:height="13.077cm"/>
          <chart:axis chart:dimension="x" chart:name="primary-x" chart:style-name="ch6" chartooo:axis-type="auto">
            <chartooo:date-scale/>
            <chart:title svg:x="12.154cm" svg:y="16.98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299cm" svg:y="14.855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H2:Sheet1.H11" chart:label-cell-address="Sheet1.H1:Sheet1.H1" chart:class="chart:line">
            <chart:data-point chart:repeated="10"/>
          </chart:series>
          <chart:series chart:style-name="ch12" chart:values-cell-range-address="Sheet1.F2:Sheet1.F11" chart:label-cell-address="Sheet1.F1:Sheet1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H1:Sheet1.H1</svg:desc>
                </draw:g>
              </table:table-cell>
              <table:table-cell office:value-type="string">
                <text:p>Experiment Six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6.148">
                <text:p>36.148</text:p>
                <draw:g>
                  <svg:desc>Sheet1.H2:Sheet1.H11</svg:desc>
                </draw:g>
              </table:table-cell>
              <table:table-cell office:value-type="float" office:value="41.6534">
                <text:p>41.653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948">
                <text:p>42.5948</text:p>
              </table:table-cell>
              <table:table-cell office:value-type="float" office:value="42.5316">
                <text:p>42.53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6.941">
                <text:p>46.941</text:p>
              </table:table-cell>
              <table:table-cell office:value-type="float" office:value="38.1106">
                <text:p>38.11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.8018">
                <text:p>36.8018</text:p>
              </table:table-cell>
              <table:table-cell office:value-type="float" office:value="37.172">
                <text:p>37.1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.6102">
                <text:p>36.6102</text:p>
              </table:table-cell>
              <table:table-cell office:value-type="float" office:value="44.1624">
                <text:p>44.16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.8852">
                <text:p>28.8852</text:p>
              </table:table-cell>
              <table:table-cell office:value-type="float" office:value="41.5558">
                <text:p>41.555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.1392">
                <text:p>40.1392</text:p>
              </table:table-cell>
              <table:table-cell office:value-type="float" office:value="42.8508">
                <text:p>42.85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1.5348">
                <text:p>31.5348</text:p>
              </table:table-cell>
              <table:table-cell office:value-type="float" office:value="33.5304">
                <text:p>33.53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9772">
                <text:p>41.9772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7.4804">
                <text:p>37.4804</text:p>
              </table:table-cell>
              <table:table-cell office:value-type="float" office:value="36.9078">
                <text:p>36.90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96cm" svg:height="18.337cm" xlink:href=".." xlink:type="simple" chart:class="chart:line" chart:style-name="ch1">
        <chart:title svg:x="14.352cm" svg:y="0.5cm" chart:style-name="ch2">
          <text:p>SimPL</text:p>
        </chart:title>
        <chart:subtitle svg:x="5.02cm" svg:y="1.99cm" chart:style-name="ch3">
          <text:p>Average ball-in-play time of five rounds per every 10th generation top performer.</text:p>
        </chart:subtitle>
        <chart:legend svg:x="27.402cm" svg:y="7.689cm" style:legend-expansion="custom" chartooo:width="6.737cm" chartooo:height="1.992cm" style:legend-expansion-aspect-ratio="3.3820281124498" chart:style-name="ch4"/>
        <chart:plot-area chart:style-name="ch5" table:cell-range-address="Sheet1.B2:Sheet1.B11 Sheet1.F1:Sheet1.F11" chart:data-source-has-labels="both" svg:x="1.975cm" svg:y="3.061cm" svg:width="25.836cm" svg:height="13.921cm">
          <chartooo:coordinate-region svg:x="3.073cm" svg:y="3.26cm" svg:width="24.551cm" svg:height="13.075cm"/>
          <chart:axis chart:dimension="x" chart:name="primary-x" chart:style-name="ch6" chartooo:axis-type="auto">
            <chartooo:date-scale/>
            <chart:title svg:x="13.838cm" svg:y="16.98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299cm" svg:y="14.856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41.6534">
                <text:p>41.653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316">
                <text:p>42.53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.1106">
                <text:p>38.11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.172">
                <text:p>37.17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4.1624">
                <text:p>44.16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1.5558">
                <text:p>41.555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2.8508">
                <text:p>42.85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3.5304">
                <text:p>33.53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6.9078">
                <text:p>36.90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